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instrukce" style:family="text">
      <style:text-properties style:use-window-font-color="true"/>
    </style:style>
    <style:style style:name="T21" style:parent-style-name="Standardnípísmoodstavce" style:family="text">
      <style:text-properties fo:background-color="#FFFFFF"/>
    </style:style>
    <style:style style:name="T22" style:parent-style-name="Hypertextovýodkaz" style:family="text">
      <style:text-properties fo:background-color="#FFFFFF"/>
    </style:style>
    <style:style style:name="T23" style:parent-style-name="Hypertextovýodkaz" style:family="text">
      <style:text-properties fo:background-color="#FFFFFF"/>
    </style:style>
    <style:style style:name="T24" style:parent-style-name="Standardnípísmoodstavce" style:family="text">
      <style:text-properties fo:background-color="#FFFFFF"/>
    </style:style>
    <style:style style:name="T25" style:parent-style-name="Standardnípísmoodstavce" style:family="text">
      <style:text-properties fo:font-weight="bold" style:font-weight-asian="bold" style:font-weight-complex="bold"/>
    </style:style>
    <style:style style:name="T26" style:parent-style-name="Standardnípísmoodstavce" style:family="text">
      <style:text-properties fo:font-weight="bold" style:font-weight-asian="bold" style:font-weight-complex="bold"/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T28" style:parent-style-name="Standardnípísmoodstavce" style:family="text">
      <style:text-properties style:font-weight-complex="bold"/>
    </style:style>
    <style:style style:name="T29" style:parent-style-name="Značkapozn.podčarou" style:family="text">
      <style:text-properties style:font-weight-complex="bold"/>
    </style:style>
    <style:style style:name="T30" style:parent-style-name="Hypertextovýodkaz" style:family="text">
      <style:text-properties fo:font-size="9pt" style:font-size-asian="9pt"/>
    </style:style>
    <style:style style:name="T31" style:parent-style-name="Standardnípísmoodstavce" style:family="text">
      <style:text-properties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/>
            <text:p text:style-name="Normální"/>
            <text:p text:style-name="Normální">K106 37/2025</text:p>
            <text:p text:style-name="Normální">KVOP-30876/2025</text:p>
            <text:p text:style-name="Normální">11. 07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8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L. T.</text:p>
            <text:p text:style-name="Normální"/>
            <text:p text:style-name="Normální"/>
            <text:p text:style-name="Normální"/>
            <text:p text:style-name="Normální"><text:span text:style-name="T19">ID DS:<text:s/></text:span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vyřízení žádosti o informace</text:h>
      <text:h text:style-name="Nadpis1" text:outline-level="1">podle zákona č. 106/1999 Sb., o svobodném přístupu k informacím</text:h>
      <text:p text:style-name="Základnítext">Vážený pane magistře,</text:p>
      <text:p text:style-name="Základnítext">dne<text:s/><text:span text:style-name="T20">1. 7. 2025</text:span><text:s/>obdržela Kancelář veřejného ochránce práv a ochránce práv dětí Vaši žádost o informace. Ptáte se na posun v tématu<text:s/><text:span text:style-name="Silné">práva na<text:s/></text:span><text:span text:style-name="Silné">dálkové nahlížení do spisu</text:span><text:span text:style-name="T21"><text:s/>(doporučení veřejné ochránkyně práv vládě České republiky ke změně ustanovení § 38 odst. 4 správního řádu, sp. zn.<text:s/></text:span><text:a xlink:href="https://www.ochrance.cz/uploads-import/ESO/15_2017_SZD_MS_doporuceni_ke_zmene_SR.pdf" office:target-frame-name="_top" xlink:show="replace"><text:span text:style-name="T22">15/2017/SZD/</text:span><text:span text:style-name="T23">MŠ</text:span></text:a><text:span text:style-name="T24">).</text:span></text:p>
      <text:p text:style-name="Základnítext"><text:span text:style-name="Silné">Dáváme Vám tyto informace</text:span>:</text:p>
      <text:p text:style-name="Základnítext">Doporučení vládě nebylo úspěšné. Ministr vnitra věc poté v roce 2019 předložil svému Poradnímu sboru<text:span text:style-name="T25"><text:s/></text:span>ke správnímu řádu a správnímu trestání. Ten<text:span text:style-name="T26"><text:s/>potvrdil stanovisko Ministerstva vnitra</text:span>, že z ustanovení § 38 odst. 4 správního<text:s/>řádu ani ze základních zásad činnosti správních orgánů<text:s/><text:span text:style-name="T27">nelze dovodit povinnost správního orgánu</text:span>, aby účastníkům řízení pořízenou kopii spisu či jeho části zaslal poštou či elektronicky (Závěr poradního sboru č.<text:s/><text:a xlink:href="https://mv.gov.cz/soubor/zaver-c-169-2019.aspx" office:target-frame-name="_top" xlink:show="replace"><text:span text:style-name="Hypertextovýodkaz">169</text:span></text:a><text:s/>ze dne 31. května 2019).</text:p>
      <text:p text:style-name="Základnítext"><text:span text:style-name="T28">Ochránce se dálkové nahlížení znovu pokusil prosadit v roce 2024 v připomínkách ke změně správního řádu, ke které mělo dojít při novelizaci soudního řádu správního.</text:span><text:span text:style-name="T29"><text:note text:note-class="footnote" text:id="_ftn0"><text:note-citation>1</text:note-citation><text:note-body><text:p text:style-name="Textpozn.podčarou"><text:s/>Připomínky veřejného ochránce práv k<text:s/>návrhu zákona, kterým se mění zákon č. 150/2002 Sb., soudní řád správní, ve znění pozdějších předpisů, a další související zákony (č. j. předkladatele 101/2020-LO-SP), ze dne 16. ledna 2024, č.j. KVOP-1828/2024/S, dostupné:<text:s/><text:a xlink:href="https://eso.ochrance.cz/Nalezene/Edit/12614" office:target-frame-name="_top" xlink:show="replace"><text:span text:style-name="T30">https://eso.ochrance.cz/Nalezene/Edit/12614</text:span></text:a>.<text:s/></text:p></text:note-body></text:note></text:span><text:span text:style-name="T31"><text:s/></text:span><text:span text:style-name="Silné">Ministerstvo vnitra při vypořádání připomínek uvedlo, že správní řád nad rámec předkládaného návrhu novelizovat nebude.</text:span></text:p>
      <text:p text:style-name="Základnítext">Přístup úřadů k dálkovému nahlížení tak zůstává nejednotný.<text:s/>Ochránce nyní zvažuje, že doporučí přijmout komplexní změnu správního řádu, která bude obsahovat i úpravu dálkového nahlížení.<text:s/></text:p>
      <text:p text:style-name="Základnítext"/>
      <text:p text:style-name="Základnítext"/>
      <text:soft-page-break/>
      <text:p text:style-name="Základnítext"><text:span text:style-name="Silné">Vaší situací s ČSSZ by se ombudsman mohl zabývat.</text:span><text:s/>Pokud se rozhodnete<text:s/><text:a xlink:href="https://www.ochrance.cz/podejte-stiznost/" office:target-frame-name="_top" xlink:show="replace"><text:span text:style-name="Hypertextovýodkaz">podat podnět</text:span></text:a>, přiložte prosím veškerou komunikaci s úřadem, včetně jeho odpovědi na Vaši žádost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a ochránce práv dětí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1.0937in"/>
          <style:tab-stop style:type="left" style:position="3.2034in"/>
          <style:tab-stop style:type="right" style:position="5.9055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T13" style:parent-style-name="Standardnípísmoodstavce" style:family="text">
      <style:text-properties style:font-name="CKGinisSmall" fo:font-size="18pt" style:font-size-asian="18pt" style:font-size-complex="18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5" style:parent-style-name="Standardnípísmoodstavce" style:family="text">
      <style:text-properties style:font-size-complex="11.5pt"/>
    </style:style>
    <style:style style:name="P16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2" text:anchor-type="paragraph" svg:x="1.18056in" svg:y="0.41319in" svg:width="3.61111in" svg:height="0.69097in" style:rel-width="scale" style:rel-height="scale"><draw:image xlink:href="media/image1.png" xlink:type="simple" xlink:show="embed" xlink:actuate="onLoad"/><svg:title/><svg:desc/></draw:frame><text:span text:style-name="T11"><text:tab/></text:span><text:span text:style-name="T12"><text:tab/></text:span><text:span text:style-name="T13"><text:tab/>*KVOPX00FP0JO*</text:span></text:p>
        <text:p text:style-name="P14"><text:span text:style-name="T15">KVOPX00FP0JO</text:span>KVOPX00FP0JO</text:p>
        <text:p text:style-name="P16"/>
      </style:header>
      <style:footer>
        <text:p text:style-name="kontakt">Kancelář veřejného ochránce práv a ochránce práv dětí, Údolní 39, 602 00 Brno, tel.: (+420) 542 542 111, fax: (+420) 542 542 112,<text:s/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8-14T09:48:00Z</meta:creation-date>
    <dc:date>2025-08-14T10:25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296" meta:character-count="2039" meta:row-count="14" meta:non-whitespace-character-count="1747"/>
  </office:meta>
</office:document-meta>
</file>